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text-properties officeooo:rsid="0013e964" officeooo:paragraph-rsid="0013e964"/>
    </style:style>
    <style:style style:name="P2" style:family="paragraph" style:parent-style-name="Standard">
      <style:text-properties fo:font-weight="normal" officeooo:rsid="0013e964" officeooo:paragraph-rsid="0013e964" style:font-weight-asian="normal" style:font-weight-complex="normal"/>
    </style:style>
    <style:style style:name="P3" style:family="paragraph" style:parent-style-name="Standard">
      <style:text-properties fo:font-weight="normal" officeooo:rsid="0014f31f" officeooo:paragraph-rsid="0014f31f" style:font-weight-asian="normal" style:font-weight-complex="normal"/>
    </style:style>
    <style:style style:name="P4" style:family="paragraph" style:parent-style-name="Standard">
      <style:text-properties fo:font-weight="normal" officeooo:rsid="00157358" officeooo:paragraph-rsid="00157358" style:font-weight-asian="normal" style:font-weight-complex="normal"/>
    </style:style>
    <style:style style:name="P5" style:family="paragraph" style:parent-style-name="Standard">
      <style:text-properties fo:font-weight="normal" officeooo:rsid="00156546" officeooo:paragraph-rsid="00156546" style:font-weight-asian="normal" style:font-weight-complex="normal"/>
    </style:style>
    <style:style style:name="P6" style:family="paragraph" style:parent-style-name="Standard">
      <style:text-properties fo:font-weight="normal" officeooo:rsid="00198ce5" officeooo:paragraph-rsid="00198ce5" style:font-weight-asian="normal" style:font-weight-complex="normal"/>
    </style:style>
    <style:style style:name="P7" style:family="paragraph" style:parent-style-name="Standard">
      <style:text-properties fo:font-weight="normal" officeooo:rsid="00198ce5" officeooo:paragraph-rsid="0019b513" style:font-weight-asian="normal" style:font-weight-complex="normal"/>
    </style:style>
    <style:style style:name="P8" style:family="paragraph" style:parent-style-name="Standard">
      <style:text-properties fo:font-weight="normal" officeooo:rsid="0019b513" officeooo:paragraph-rsid="0019b513" style:font-weight-asian="normal" style:font-weight-complex="normal"/>
    </style:style>
    <style:style style:name="P9" style:family="paragraph" style:parent-style-name="Standard">
      <style:text-properties fo:font-weight="normal" officeooo:rsid="0019b513" officeooo:paragraph-rsid="0026c61d" style:font-weight-asian="normal" style:font-weight-complex="normal"/>
    </style:style>
    <style:style style:name="P10" style:family="paragraph" style:parent-style-name="Standard">
      <style:text-properties fo:font-weight="normal" officeooo:rsid="001b5c12" officeooo:paragraph-rsid="001b5c12" style:font-weight-asian="normal" style:font-weight-complex="normal"/>
    </style:style>
    <style:style style:name="P11" style:family="paragraph" style:parent-style-name="Standard">
      <style:text-properties fo:font-weight="normal" officeooo:rsid="001b5c12" officeooo:paragraph-rsid="0021d3f6" style:font-weight-asian="normal" style:font-weight-complex="normal"/>
    </style:style>
    <style:style style:name="P12" style:family="paragraph" style:parent-style-name="Standard">
      <style:text-properties fo:font-weight="normal" officeooo:rsid="001ce85c" officeooo:paragraph-rsid="0021d3f6" style:font-weight-asian="normal" style:font-weight-complex="normal"/>
    </style:style>
    <style:style style:name="P13" style:family="paragraph" style:parent-style-name="Standard">
      <style:text-properties fo:font-weight="normal" officeooo:rsid="001dce66" officeooo:paragraph-rsid="0021d3f6" style:font-weight-asian="normal" style:font-weight-complex="normal"/>
    </style:style>
    <style:style style:name="P14" style:family="paragraph" style:parent-style-name="Standard">
      <style:text-properties fo:font-weight="normal" officeooo:rsid="0020f482" officeooo:paragraph-rsid="0020f482" style:font-weight-asian="normal" style:font-weight-complex="normal"/>
    </style:style>
    <style:style style:name="P15" style:family="paragraph" style:parent-style-name="Standard">
      <style:text-properties fo:font-weight="normal" officeooo:rsid="0020f482" officeooo:paragraph-rsid="0021d3f6" style:font-weight-asian="normal" style:font-weight-complex="normal"/>
    </style:style>
    <style:style style:name="P16" style:family="paragraph" style:parent-style-name="Standard">
      <style:text-properties fo:font-weight="normal" officeooo:rsid="0021d3f6" officeooo:paragraph-rsid="0021d3f6" style:font-weight-asian="normal" style:font-weight-complex="normal"/>
    </style:style>
    <style:style style:name="P17" style:family="paragraph" style:parent-style-name="Standard">
      <style:text-properties fo:font-weight="normal" officeooo:rsid="00251fea" officeooo:paragraph-rsid="00251fea" style:font-weight-asian="normal" style:font-weight-complex="normal"/>
    </style:style>
    <style:style style:name="P18" style:family="paragraph" style:parent-style-name="Standard">
      <style:text-properties fo:font-weight="normal" officeooo:rsid="0026c61d" officeooo:paragraph-rsid="0026c61d" style:font-weight-asian="normal" style:font-weight-complex="normal"/>
    </style:style>
    <style:style style:name="P19" style:family="paragraph" style:parent-style-name="Standard">
      <style:text-properties fo:font-weight="bold" officeooo:rsid="0013e964" officeooo:paragraph-rsid="0013e964" style:font-weight-asian="bold" style:font-weight-complex="bold"/>
    </style:style>
    <style:style style:name="P20" style:family="paragraph" style:parent-style-name="Standard">
      <style:text-properties fo:font-weight="bold" officeooo:rsid="0021591a" officeooo:paragraph-rsid="0021591a" style:font-weight-asian="bold" style:font-weight-complex="bold"/>
    </style:style>
    <style:style style:name="P21" style:family="paragraph" style:parent-style-name="Standard">
      <style:text-properties fo:font-weight="bold" officeooo:rsid="0021d3f6" officeooo:paragraph-rsid="0021d3f6" style:font-weight-asian="bold" style:font-weight-complex="bold"/>
    </style:style>
    <style:style style:name="P22" style:family="paragraph" style:parent-style-name="Standard">
      <style:text-properties fo:font-weight="bold" officeooo:rsid="00243184" officeooo:paragraph-rsid="00243184" style:font-weight-asian="bold" style:font-weight-complex="bold"/>
    </style:style>
    <style:style style:name="P23" style:family="paragraph" style:parent-style-name="Standard">
      <style:text-properties fo:font-weight="bold" officeooo:rsid="00251fea" officeooo:paragraph-rsid="00251fea" style:font-weight-asian="bold" style:font-weight-complex="bold"/>
    </style:style>
    <style:style style:name="P24" style:family="paragraph" style:parent-style-name="Standard" style:list-style-name="L1">
      <style:text-properties fo:font-weight="normal" officeooo:rsid="001b5c12" officeooo:paragraph-rsid="001b5c12" style:font-weight-asian="normal" style:font-weight-complex="normal"/>
    </style:style>
    <style:style style:name="P25" style:family="paragraph" style:parent-style-name="Standard" style:list-style-name="L1">
      <style:text-properties fo:font-weight="normal" officeooo:rsid="001b5c12" officeooo:paragraph-rsid="0020f482" style:font-weight-asian="normal" style:font-weight-complex="normal"/>
    </style:style>
    <style:style style:name="P26" style:family="paragraph" style:parent-style-name="Standard" style:list-style-name="L1">
      <style:text-properties fo:font-weight="normal" officeooo:rsid="00243184" officeooo:paragraph-rsid="00243184" style:font-weight-asian="normal" style:font-weight-complex="normal"/>
    </style:style>
    <style:style style:name="P27" style:family="paragraph" style:parent-style-name="Standard" style:list-style-name="L1">
      <style:text-properties fo:font-weight="normal" officeooo:rsid="0020f482" officeooo:paragraph-rsid="00243184" style:font-weight-asian="normal" style:font-weight-complex="normal"/>
    </style:style>
    <style:style style:name="P28" style:family="paragraph" style:parent-style-name="Standard">
      <style:text-properties fo:font-weight="normal" officeooo:rsid="0020f482" officeooo:paragraph-rsid="0021d3f6" style:font-weight-asian="normal" style:font-weight-complex="normal"/>
    </style:style>
    <style:style style:name="P29" style:family="paragraph" style:parent-style-name="Standard" style:list-style-name="L2">
      <style:text-properties fo:font-weight="normal" officeooo:rsid="0021591a" officeooo:paragraph-rsid="0021591a" style:font-weight-asian="normal" style:font-weight-complex="normal"/>
    </style:style>
    <style:style style:name="P30" style:family="paragraph" style:parent-style-name="Standard" style:list-style-name="L2">
      <style:text-properties fo:font-weight="normal" officeooo:rsid="0021d3f6" officeooo:paragraph-rsid="0021d3f6" style:font-weight-asian="normal" style:font-weight-complex="normal"/>
    </style:style>
    <style:style style:name="P31" style:family="paragraph" style:parent-style-name="Standard" style:list-style-name="L3">
      <style:text-properties fo:font-weight="normal" officeooo:rsid="0021d3f6" officeooo:paragraph-rsid="0021d3f6" style:font-weight-asian="normal" style:font-weight-complex="normal"/>
    </style:style>
    <style:style style:name="P32" style:family="paragraph" style:parent-style-name="Standard" style:list-style-name="L4">
      <style:text-properties fo:font-weight="normal" officeooo:rsid="001ce85c" officeooo:paragraph-rsid="0021d3f6" style:font-weight-asian="normal" style:font-weight-complex="normal"/>
    </style:style>
    <style:style style:name="P33" style:family="paragraph" style:parent-style-name="Standard" style:list-style-name="L5">
      <style:text-properties fo:font-weight="normal" officeooo:rsid="001dce66" officeooo:paragraph-rsid="0021d3f6"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1ce85c"/>
    </style:style>
    <style:style style:name="T3" style:family="text">
      <style:text-properties officeooo:rsid="0020f482"/>
    </style:style>
    <style:style style:name="T4" style:family="text">
      <style:text-properties officeooo:rsid="0021591a"/>
    </style:style>
    <style:style style:name="T5" style:family="text">
      <style:text-properties fo:font-weight="normal" style:font-weight-asian="normal" style:font-weight-complex="normal"/>
    </style:style>
    <style:style style:name="T6" style:family="text">
      <style:text-properties officeooo:rsid="0021d3f6"/>
    </style:style>
    <style:style style:name="T7" style:family="text">
      <style:text-properties officeooo:rsid="0026c61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orn to be root <text:span text:style-name="T1">notes</text:span></text:p>
      <text:p text:style-name="P19"/>
      <text:p text:style-name="P2">Host – msinke42</text:p>
      <text:p text:style-name="P6"/>
      <text:p text:style-name="P2">Username – msinke</text:p>
      <text:p text:style-name="P2">Password – Qwerty12345</text:p>
      <text:p text:style-name="P2"/>
      <text:p text:style-name="P4">Second user – guest</text:p>
      <text:p text:style-name="P4">Password - Born2beroot</text:p>
      <text:p text:style-name="P2"/>
      <text:p text:style-name="P10">Virtual Box </text:p>
      <text:p text:style-name="P10"/>
      <text:p text:style-name="P10">Installing virtual machine</text:p>
      <text:list xml:id="list4118828022" text:style-name="L1">
        <text:list-item>
          <text:p text:style-name="P24">Choosing memory size (1024 MB)</text:p>
        </text:list-item>
        <text:list-item>
          <text:p text:style-name="P24">Creating virtual hard disk</text:p>
        </text:list-item>
        <text:list-item>
          <text:p text:style-name="P24">Choose hard disk file type (VDI, VirtualBox Disk Image)</text:p>
        </text:list-item>
        <text:list-item>
          <text:p text:style-name="P24">Storage on phsyical hard disk</text:p>
          <text:list>
            <text:list-item>
              <text:p text:style-name="P24">Dynamically allocated (will only use spaec on your physical hard disk as it fills up (to a max fixed size), it will not shrink automatically when space is freed)</text:p>
            </text:list-item>
            <text:list-item>
              <text:p text:style-name="P24">Fixed size (disk file may take longer to create on some systems but is often faster to use)</text:p>
            </text:list-item>
          </text:list>
        </text:list-item>
        <text:list-item>
          <text:p text:style-name="P24">File location and size (set size 12.00 GB)</text:p>
        </text:list-item>
        <text:list-item>
          <text:p text:style-name="P24">Edit virtual machine storage setting<text:span text:style-name="T3">s</text:span></text:p>
          <text:list>
            <text:list-item>
              <text:p text:style-name="P25">Optical drive → choose disk file (debian<text:span text:style-name="T3">)</text:span></text:p>
            </text:list-item>
          </text:list>
        </text:list-item>
        <text:list-item>
          <text:p text:style-name="P26">Partitions (distinct sections of a hard drive. When you partition a drive, you’re essentially dividing it into isolated esctions, each of which can be used independently. For an operating system, creating different partitions can help organize data, improve performance, and enhance security)</text:p>
        </text:list-item>
        <text:list-item>
          <text:p text:style-name="P26">A partition scheme is how you decide to layout the partitions on your drive. /home /var /tmp. Home contains user data, you can reinstall the OS without losing user data. Var contains variable data like logs and caches, seperating var can improve stability, especially if logging or temporary file creation becomes excessive, preventing system partition from filling up. Tmp is used for temporary file storage. Isolating tmp can enhance security and performance, especially if many temporary files are created and deleted.</text:p>
        </text:list-item>
        <text:list-item>
          <text:p text:style-name="P26">Mount point is a directory in the filesystem where a partition or device becomes accessible. For example if you create a separate partition for /home, during system operation, the contents of the /home partition will be accessible under the /home directory.</text:p>
        </text:list-item>
        <text:list-item>
          <text:p text:style-name="P26">LVM (Logical Volume Management) is a method of allocating space on mass-storage devices more flexibly than traditional partitioning. It allows for volume resizing and makes it easier to manage disk space. With LVM, you can create, resize, and delete logical volumes easily without worrying about the physical disk structure.</text:p>
        </text:list-item>
        <text:list-item>
          <text:p text:style-name="P27">Software selection (SSH server, standard system utilities)</text:p>
        </text:list-item>
        <text:list-item>
          <text:p text:style-name="P25"><text:span text:style-name="T3">Install GRUB boot loader </text:span><text:span text:style-name="T4">on the master boot record (MBR)</text:span><text:span text:style-name="T3">, yes.</text:span> <text:span text:style-name="T3">GRUB boot loader is a critical piece of software that runs when a computer is turned on and before the main operating system starts. It is responsible for loading and transferring control to the operating system.</text:span></text:p>
        </text:list-item>
      </text:list>
      <text:p text:style-name="P22">lsblk –<text:span text:style-name="T5"> list block devices, display information about all available or the specified block devices.</text:span></text:p>
      <text:p text:style-name="P20"/>
      <text:p text:style-name="P20">Configurating VM<text:line-break/><text:span text:style-name="T5">Installing SUDO</text:span></text:p>
      <text:list xml:id="list854122335" text:style-name="L2">
        <text:list-item>
          <text:p text:style-name="P29">su -</text:p>
          <text:list>
            <text:list-item>
              <text:p text:style-name="P29">substitute user, without specifying a username, ‘su’ switches to the root account.</text:p>
            </text:list-item>
          </text:list>
        </text:list-item>
        <text:list-item>
          <text:p text:style-name="P29">Sudo <text:s/>(SuperUser DO). Used to execute a single command with root privileges.</text:p>
        </text:list-item>
        <text:list-item>
          <text:p text:style-name="P30"><text:soft-page-break/>Apt-get update -y</text:p>
        </text:list-item>
        <text:list-item>
          <text:p text:style-name="P30">apt-get updrage -y</text:p>
        </text:list-item>
        <text:list-item>
          <text:p text:style-name="P30">apt install sudo</text:p>
        </text:list-item>
        <text:list-item>
          <text:p text:style-name="P30">usermod -aG sudo [your_username]</text:p>
        </text:list-item>
        <text:list-item>
          <text:p text:style-name="P30">sudo visudo</text:p>
        </text:list-item>
        <text:list-item>
          <text:p text:style-name="P30">[username] ALL=(ALL) ALL</text:p>
        </text:list-item>
      </text:list>
      <text:p text:style-name="P21">Installing Git and Vim</text:p>
      <text:list xml:id="list2573112753" text:style-name="L3">
        <text:list-item>
          <text:p text:style-name="P31">apt-get install git -y</text:p>
        </text:list-item>
        <text:list-item>
          <text:p text:style-name="P31">git –version</text:p>
        </text:list-item>
      </text:list>
      <text:p text:style-name="P21">Installing and Configuring SSH (Secure Shell Host)</text:p>
      <text:p text:style-name="P16">SSH, is a cryptographic network protocol for operating network services securely over an unsecured network. It’s widely used for logging into and executing commands on remote machines securely, as well as for other secure network services between two networked computers.</text:p>
      <text:p text:style-name="P16">Sudo systemctl status ssh</text:p>
      <text:p text:style-name="P16">system control – to start,stop,restarts,reload,enable,disable, and check the status of services</text:p>
      <text:p text:style-name="P16"/>
      <text:p text:style-name="P23">Setting Password Policy</text:p>
      <text:p text:style-name="P17">sudo apt-get install libpam-pwquality (Password Quality Checking Library)</text:p>
      <text:p text:style-name="P17">sudo vim etc/pam.d/common-password</text:p>
      <text:p text:style-name="P17"><text:tab/><text:span text:style-name="T7">retry=3 minlen=10 ucredit=-1 lcredit=-1 dcredit=-1 maxrepeart=3 reject_username difok=7 <text:tab/>enforce_for_root</text:span></text:p>
      <text:p text:style-name="P18">sudo vim /etc/login.defs</text:p>
      <text:p text:style-name="P18"><text:tab/>pass_max_days 9999 pass_min_days 0 pass_warn_age 7<text:line-break/><text:tab/>pass_max_days 30 pass_min_days 2 pass-warn_age 7</text:p>
      <text:p text:style-name="P14"><text:s/></text:p>
      <text:p text:style-name="P9">Group commands</text:p>
      <text:p text:style-name="P9"><text:tab/>getent group ([groupname])</text:p>
      <text:p text:style-name="P9"><text:tab/>groupadd [newgroupname]</text:p>
      <text:p text:style-name="P9"><text:tab/>group [groupname]</text:p>
      <text:p text:style-name="P9"><text:tab/>groups [username]</text:p>
      <text:p text:style-name="P9"><text:tab/>usermod -a -G [groupname] [username]</text:p>
      <text:p text:style-name="P9"><text:tab/>gpasswd -d [username] [groupname]</text:p>
      <text:p text:style-name="P9"><text:tab/>id [username]</text:p>
      <text:p text:style-name="P9"><text:tab/>usermod -l [newusername] [oldusername]</text:p>
      <text:p text:style-name="P9"><text:tab/>passwd [username]</text:p>
      <text:p text:style-name="P10"><text:tab/></text:p>
      <text:p text:style-name="P2"/>
      <text:p text:style-name="P3">APT – Advanced Packaging Tool. Uitbreiding van dpkg dat gebruikt wordt om een .deb-pakket effectief te installeren.</text:p>
      <text:p text:style-name="P3">Package manager is a collection of software tools that automates the process of installing, upgrading, configuring, and removing computer programs for a computer in a consistent manner. While dpkg performs actions on individual packages, APT manages relations (especially dependencies) between them, as well as sourcing and management of higher-level versioning decisions (release tracking and version pinning).</text:p>
      <text:p text:style-name="P5">Aptitude has a visual interface, it’s a front-end to APT.</text:p>
      <text:p text:style-name="P5"/>
      <text:p text:style-name="P7"><text:span text:style-name="T6">[</text:span>hostnamectl status</text:p>
      <text:p text:style-name="P7">sudo hostnamectl set-hostname [new-hostname]</text:p>
      <text:p text:style-name="P7"/>
      <text:p text:style-name="P8"/>
      <text:p text:style-name="P8"/>
      <text:p text:style-name="P11"><text:soft-page-break/>Debian archive mirror <text:span text:style-name="T2">is a server that hosts a copy of the Debian software repository. Debian is primarily based on the Linux kernel, though it also supports other kernels like the freeBSD kernel. The Debian archive contains of </text:span><text:span text:style-name="T6">thousands</text:span><text:span text:style-name="T2"> of software packages that users can install on their Debian systems. The primary purpose of a mirror is to distribute the load and reduce the network congestion on the main Debian servers. By providing geographically distributed mirrors, users can download updates and software packages more quickly and reliably.</text:span></text:p>
      <text:p text:style-name="P12"/>
      <text:p text:style-name="P12">A kernel is the core component of an operating system, acting as a bridge between applications and the actual data processing done at the hardware level.</text:p>
      <text:list xml:id="list755205205" text:style-name="L4">
        <text:list-item>
          <text:p text:style-name="P32">Resource management. The kernel decides how to allocate resources like CPU time, memory, and disk space to various programs. It’s responsible for resource allocation to ensure that each application gets what it needs to run efficiently without interfering with others.</text:p>
        </text:list-item>
        <text:list-item>
          <text:p text:style-name="P32">Process Management. It handles creation, execution, and termination of processes. The CPU switches between different processes to multitask effectively.</text:p>
        </text:list-item>
        <text:list-item>
          <text:p text:style-name="P32">Memory Management. It keeps track of each byte of memory in the system, decides which processes can use this memory, and when. It also manages virtual memory, allowing the system to use disk space as an extension of RAM.</text:p>
        </text:list-item>
        <text:list-item>
          <text:p text:style-name="P32">Device Drivers – The kernel includes drivers that allow it to interact with hardware devices. These drivers are essentially bits of code that communicate with hardware components, enabling the kernel to control the and provide applications with access to the hardware.</text:p>
        </text:list-item>
        <text:list-item>
          <text:p text:style-name="P32">System Calls and Security. It provides a set of system calls, through which applications request services from the kernel. The kernel also enforces permissions and makes sure processes are isolated from each other. </text:p>
        </text:list-item>
        <text:list-item>
          <text:p text:style-name="P32">Networking. The kernel manages the system’s networking capabilities, allowing it to send and receive data over networks. </text:p>
        </text:list-item>
      </text:list>
      <text:p text:style-name="P13">RAM – Random Access Memory (short-term memory storage). It’s a form of volatile memory, meaning it only retains data while the device is powered on. <text:span text:style-name="T3">Chips that are inserted into the memory slots on the motherboard.</text:span></text:p>
      <text:list xml:id="list2975350987" text:style-name="L5">
        <text:list-item>
          <text:p text:style-name="P33">Data Accessibility – RAM provides fast data access, allowing the CPU to read and write data much quicker than it could with other types of storage like the hard drivers or SSDs.</text:p>
        </text:list-item>
        <text:list-item>
          <text:p text:style-name="P33">When device is turned off, the data stored in RAM is lost.</text:p>
        </text:list-item>
        <text:list-item>
          <text:p text:style-name="P33">More RAM allows a device to handle more tasks at once and can reduce the reliance on slower secondary storage. </text:p>
        </text:list-item>
        <text:list-item>
          <text:p text:style-name="P33">DRAM (dynamic RAM) en SRAM (Static RAM). DRAM nees to be refreshed thousands of times per second, whereas SRAM is faster but more expensive and is used in smaller quantities, such as for CPU cache.</text:p>
        </text:list-item>
      </text:list>
      <text:p text:style-name="P13"/>
      <text:p text:style-name="P15">CPU cache – smaller, faster type of memory located inside or very close to the CPU (Central Processing Unit) itself. It’s designed to temporarily store copies of data and instructions that the CPU is likely to need next, improving the overall speed and efficiency of data access.</text:p>
      <text:p text:style-name="P15"/>
      <text:p text:style-name="P15"><text:a xlink:type="simple" xlink:href="https://42-cursus.gitbook.io/guide/rank-01/born2beroot/p2p-evaluation-questions" text:style-name="Internet_20_link" text:visited-style-name="Visited_20_Internet_20_Link">https://42-cursus.gitbook.io/guide/rank-01/born2beroot/p2p-evaluation-questions</text:a></text:p>
      <text:p text:style-name="P15"/>
      <text:p text:style-name="P15"><text:a xlink:type="simple" xlink:href="https://github.com/pasqualerossi/Born2BeRoot-Guide/blob/main/README.md" text:style-name="Internet_20_link" text:visited-style-name="Visited_20_Internet_20_Link">https://github.com/pasqualerossi/Born2BeRoot-Guide/blob/main/README.md</text:a></text:p>
      <text:p text:style-name="P15"><text:a xlink:type="simple" xlink:href="https://42-cursus.gitbook.io/guide/rank-01/born2beroot/install-your-virtual-machine" text:style-name="Internet_20_link" text:visited-style-name="Visited_20_Internet_20_Link">https://42-cursus.gitbook.io/guide/rank-01/born2beroot/install-your-virtual-machine</text:a></text:p>
      <text:p text:style-name="P15"/>
      <text:p text:style-name="P15"/>
      <text:p text:style-name="P15"/>
      <text:p text:style-name="P15"><text:a xlink:type="simple" xlink:href="https://github.com/mcombeau/Born2beroot/blob/main/guide/configuration_debian.md" text:style-name="Internet_20_link" text:visited-style-name="Visited_20_Internet_20_Link">https://github.com/mcombeau/Born2beroot/blob/main/guide/configuration_debian.md</text:a></text:p>
      <text:p text:style-name="P15"/>
      <text:p text:style-name="P15"><text:a xlink:type="simple" xlink:href="https://github.com/mlrcbsousa/Born2beRoot/blob/main/Evaluation.md" text:style-name="Internet_20_link" text:visited-style-name="Visited_20_Internet_20_Link">https://github.com/mlrcbsousa/Born2beRoot/blob/main/Evaluation.md</text:a></text:p>
      <text:p text:style-name="P15"><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1T18:42:20.283122303</meta:creation-date>
    <meta:editing-duration>PT1H11M41S</meta:editing-duration>
    <meta:editing-cycles>10</meta:editing-cycles>
    <meta:generator>LibreOffice/7.3.7.2$Linux_X86_64 LibreOffice_project/30$Build-2</meta:generator>
    <dc:date>2024-06-05T18:16:26.300518556</dc:date>
    <meta:document-statistic meta:table-count="0" meta:image-count="0" meta:object-count="0" meta:page-count="4" meta:paragraph-count="83" meta:word-count="1187" meta:character-count="7949" meta:non-whitespace-character-count="6848"/>
  </office:meta>
</office:document-meta>
</file>